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B1000001B1D9463EE4E1BE730A.png" manifest:media-type="image/png"/>
  <manifest:file-entry manifest:full-path="Pictures/10000001000009B1000001B1C1AEA393BFF2CFE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Rajdhani" svg:font-family="Rajdhani" style:font-family-generic="roman" style:font-pitch="variable"/>
    <style:font-face style:name="Rajdhani1" svg:font-family="Rajdhani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end" style:justify-single-word="false" fo:break-before="auto" fo:break-after="auto"/>
    </style:style>
    <style:style style:name="P3" style:family="paragraph" style:parent-style-name="Standard">
      <style:paragraph-properties fo:margin-left="0in" fo:margin-right="-0.0043in" fo:margin-top="0in" fo:margin-bottom="0.139in" style:contextual-spacing="false" fo:line-height="150%" fo:text-align="justify" style:justify-single-word="false" fo:text-indent="0in" style:auto-text-indent="false"/>
      <style:text-properties officeooo:rsid="0020eaa4"/>
    </style:style>
    <style:style style:name="P4" style:family="paragraph" style:parent-style-name="Standard">
      <style:paragraph-properties fo:margin-left="0in" fo:margin-right="-0.0043in" fo:margin-top="0in" fo:margin-bottom="0.139in" style:contextual-spacing="false" fo:line-height="150%" fo:text-align="justify" style:justify-single-word="false" fo:text-indent="0in" style:auto-text-indent="false"/>
      <style:text-properties officeooo:rsid="0020eaa4" officeooo:paragraph-rsid="0020eaa4"/>
    </style:style>
    <style:style style:name="P5" style:family="paragraph" style:parent-style-name="Standard">
      <style:paragraph-properties fo:margin-left="0in" fo:margin-right="-0.0043in" fo:margin-top="0in" fo:margin-bottom="0.139in" style:contextual-spacing="false" fo:line-height="150%" fo:text-align="justify" style:justify-single-word="false" fo:text-indent="0in" style:auto-text-indent="false"/>
      <style:text-properties officeooo:rsid="002212c8" officeooo:paragraph-rsid="002212c8"/>
    </style:style>
    <style:style style:name="P6" style:family="paragraph" style:parent-style-name="Standard">
      <style:paragraph-properties fo:margin-left="0in" fo:margin-right="-0.0043in" fo:margin-top="0in" fo:margin-bottom="0.139in" style:contextual-spacing="false" fo:line-height="150%" fo:text-align="justify" style:justify-single-word="false" fo:text-indent="0in" style:auto-text-indent="false"/>
      <style:text-properties officeooo:rsid="00222271" officeooo:paragraph-rsid="00222271"/>
    </style:style>
    <style:style style:name="P7" style:family="paragraph" style:parent-style-name="Standard" style:list-style-name="L1">
      <style:paragraph-properties fo:margin-top="0in" fo:margin-bottom="0.139in" style:contextual-spacing="false" fo:line-height="150%" fo:text-align="justify" style:justify-single-word="false"/>
      <style:text-properties officeooo:rsid="00222271" officeooo:paragraph-rsid="00222271"/>
    </style:style>
    <style:style style:name="P8" style:family="paragraph" style:parent-style-name="Subtitle" style:master-page-name="First_20_Page">
      <style:paragraph-properties fo:margin-left="0in" fo:margin-right="-0.0043in" fo:margin-top="0in" fo:margin-bottom="0.139in" style:contextual-spacing="false" fo:line-height="150%" fo:text-align="justify" style:justify-single-word="false" fo:text-indent="0in" style:auto-text-indent="false" style:page-number="1" fo:break-before="auto" fo:break-after="auto"/>
    </style:style>
    <style:style style:name="T1" style:family="text">
      <style:text-properties officeooo:rsid="00222271"/>
    </style:style>
    <style:style style:name="T2" style:family="text">
      <style:text-properties officeooo:rsid="0022bcf1"/>
    </style:style>
    <style:style style:name="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.181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.011in, 0in, 0.011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3">Instalar virtual box - ok</text:p>
      <text:p text:style-name="P4">instalar debian – <text:span text:style-name="T2">ok</text:span></text:p>
      <text:p text:style-name="P5">instalar Apache y verificar que funcione - <text:span text:style-name="T1">ok</text:span></text:p>
      <text:p text:style-name="P5">instalar Putty – <text:span text:style-name="T1">ok</text:span></text:p>
      <text:p text:style-name="P5"/>
      <text:p text:style-name="P6">Preguntas actividad:</text:p>
      <text:list xml:id="list408656702" text:style-name="L1">
        <text:list-item>
          <text:p text:style-name="P7">para que sirve apt-get: instalar paqueteria</text:p>
        </text:list-item>
        <text:list-item>
          <text:p text:style-name="P7">para que sirve su: para acceder al super usuario</text:p>
        </text:list-item>
        <text:list-item>
          <text:p text:style-name="P7">para que instalamos apache2: no entendi</text:p>
        </text:list-item>
      </text:list>
      <text:p text:style-name="P6"/>
      <text:p text:style-name="P6"/>
      <text:p text:style-name="P6"/>
      <text:p text:style-name="P5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Rajdhani" svg:font-family="Rajdhani" style:font-family-generic="roman" style:font-pitch="variable"/>
    <style:font-face style:name="Rajdhani1" svg:font-family="Rajdhan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ed174c" loext:opacity="100%" style:font-name="Open Sans" fo:font-family="'Open Sans'" style:font-family-generic="roman" style:font-pitch="variable"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fo:color="#666666" loext:opacity="100%"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</style:style>
    <style:style style:name="MP2" style:family="paragraph" style:parent-style-name="Standard">
      <style:paragraph-properties fo:text-align="end" style:justify-single-word="false" fo:break-before="auto" fo:break-after="auto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.011in, 0in, 0.011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.1811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.png" text:anchor-type="char" svg:x="0.0035in" svg:y="0.0102in" svg:width="8.2602in" svg:height="1.4193in" draw:z-index="0"><draw:image xlink:href="Pictures/10000001000009B1000001B1D9463EE4E1BE730A.png" xlink:type="simple" xlink:show="embed" xlink:actuate="onLoad" draw:mime-type="image/png"/></draw:frame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1"><draw:frame draw:style-name="Mfr2" draw:name="image1.png" text:anchor-type="char" svg:x="0.0035in" svg:y="0.0209in" svg:width="8.2602in" svg:height="1.2602in" draw:z-index="0"><draw:image xlink:href="Pictures/10000001000009B1000001B1C1AEA393BFF2CFEE.png" xlink:type="simple" xlink:show="embed" xlink:actuate="onLoad" draw:mime-type="image/png"/></draw:frame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3-03T21:42:19.435000000</dc:date>
    <meta:editing-duration>PT1H2M47S</meta:editing-duration>
    <meta:editing-cycles>3</meta:editing-cycles>
    <meta:document-statistic meta:table-count="0" meta:image-count="2" meta:object-count="0" meta:page-count="1" meta:paragraph-count="10" meta:word-count="47" meta:character-count="264" meta:non-whitespace-character-count="228"/>
  </office:meta>
</office:document-meta>
</file>